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ac3" officeooo:paragraph-rsid="0007dac3"/>
    </style:style>
    <style:style style:name="P2" style:family="paragraph" style:parent-style-name="Standard">
      <style:paragraph-properties fo:line-height="150%"/>
      <style:text-properties officeooo:rsid="0007dac3" officeooo:paragraph-rsid="0007dac3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7dac3" officeooo:paragraph-rsid="0007dac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7dac3" officeooo:paragraph-rsid="0007dac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07dac3" officeooo:paragraph-rsid="000c7368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officeooo:paragraph-rsid="0007dac3"/>
    </style:style>
    <style:style style:name="P7" style:family="paragraph" style:parent-style-name="Standard">
      <style:paragraph-properties fo:line-height="115%" fo:text-align="start" style:justify-single-word="false"/>
      <style:text-properties officeooo:paragraph-rsid="000c7368"/>
    </style:style>
    <style:style style:name="P8" style:family="paragraph" style:parent-style-name="Standard">
      <style:paragraph-properties fo:line-height="115%" fo:text-align="start" style:justify-single-word="false"/>
      <style:text-properties officeooo:paragraph-rsid="000e6dc0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dac3" officeooo:paragraph-rsid="000c736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size="16pt" officeooo:paragraph-rsid="000c7368" style:font-size-asian="16pt" style:font-size-complex="16pt"/>
    </style:style>
    <style:style style:name="P11" style:family="paragraph" style:parent-style-name="Standard">
      <style:paragraph-properties fo:line-height="115%" fo:text-align="start" style:justify-single-word="false"/>
      <style:text-properties fo:font-size="16pt" officeooo:paragraph-rsid="000dc1c2" style:font-size-asian="16pt" style:font-size-complex="16pt"/>
    </style:style>
    <style:style style:name="T1" style:family="text">
      <style:text-properties style:text-underline-style="none" fo:font-weight="normal" officeooo:rsid="0007dac3" style:font-weight-asian="normal" style:font-weight-complex="normal"/>
    </style:style>
    <style:style style:name="T2" style:family="text">
      <style:text-properties officeooo:rsid="00086980"/>
    </style:style>
    <style:style style:name="T3" style:family="text">
      <style:text-properties fo:font-size="12pt" style:text-underline-style="none" fo:font-weight="normal" officeooo:rsid="0007dac3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86980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ae5d7" style:font-size-asian="10.5pt" style:font-weight-asian="normal" style:font-size-complex="12pt" style:font-weight-complex="normal"/>
    </style:style>
    <style:style style:name="T6" style:family="text">
      <style:text-properties officeooo:rsid="0008edef"/>
    </style:style>
    <style:style style:name="T7" style:family="text">
      <style:text-properties officeooo:rsid="000a08d7"/>
    </style:style>
    <style:style style:name="T8" style:family="text">
      <style:text-properties officeooo:rsid="000a64a8"/>
    </style:style>
    <style:style style:name="T9" style:family="text">
      <style:text-properties style:text-position="sub 58%" officeooo:rsid="000c7368"/>
    </style:style>
    <style:style style:name="T10" style:family="text">
      <style:text-properties style:text-position="sub 58%" fo:font-size="15pt" style:text-underline-style="none" fo:font-weight="normal" officeooo:rsid="000c7368" style:font-size-asian="15pt" style:font-weight-asian="normal" style:font-size-complex="15pt" style:font-weight-complex="normal"/>
    </style:style>
    <style:style style:name="T11" style:family="text">
      <style:text-properties style:text-position="sub 58%" fo:font-size="15pt" style:text-underline-style="none" fo:font-weight="normal" officeooo:rsid="000e6dc0" style:font-size-asian="15pt" style:font-weight-asian="normal" style:font-size-complex="15pt" style:font-weight-complex="normal"/>
    </style:style>
    <style:style style:name="T12" style:family="text">
      <style:text-properties style:text-position="sub 58%" fo:font-size="16pt" officeooo:rsid="000c7368" style:font-size-asian="16pt" style:font-size-complex="16pt"/>
    </style:style>
    <style:style style:name="T13" style:family="text">
      <style:text-properties style:text-position="sub 58%" fo:font-size="16pt" style:text-underline-style="none" fo:font-weight="normal" officeooo:rsid="000dc1c2" style:font-size-asian="16pt" style:font-weight-asian="normal" style:font-size-complex="16pt" style:font-weight-complex="normal"/>
    </style:style>
    <style:style style:name="T14" style:family="text">
      <style:text-properties style:text-position="sub 58%" style:text-underline-style="none" fo:font-weight="bold" officeooo:rsid="000c7368" style:font-weight-asian="bold" style:font-weight-complex="bold"/>
    </style:style>
    <style:style style:name="T15" style:family="text">
      <style:text-properties style:text-position="sub 58%" style:text-underline-style="none" fo:font-weight="normal" officeooo:rsid="000dc1c2" style:font-weight-asian="normal" style:font-weight-complex="normal"/>
    </style:style>
    <style:style style:name="T16" style:family="text">
      <style:text-properties style:text-position="sub 58%" fo:font-size="12pt" style:text-underline-style="none" fo:font-weight="normal" officeooo:rsid="000c7368" style:font-size-asian="10.5pt" style:font-weight-asian="normal" style:font-size-complex="12pt" style:font-weight-complex="normal"/>
    </style:style>
    <style:style style:name="T17" style:family="text">
      <style:text-properties style:text-position="sub 58%" fo:font-size="12pt" style:text-underline-style="none" fo:font-weight="normal" officeooo:rsid="000e6dc0" style:font-size-asian="10.5pt" style:font-weight-asian="normal" style:font-size-complex="12pt" style:font-weight-complex="normal"/>
    </style:style>
    <style:style style:name="T18" style:family="text">
      <style:text-properties style:text-position="sub 58%" officeooo:rsid="000dc1c2"/>
    </style:style>
    <style:style style:name="T19" style:family="text">
      <style:text-properties style:text-position="super 58%" fo:font-size="12pt" style:text-underline-style="none" fo:font-weight="normal" officeooo:rsid="000e6dc0" style:font-size-asian="10.5pt" style:font-weight-asian="normal" style:font-size-complex="12pt" style:font-weight-complex="normal"/>
    </style:style>
    <style:style style:name="T20" style:family="text">
      <style:text-properties style:text-position="super 58%" fo:font-size="15pt" style:text-underline-style="none" fo:font-weight="normal" officeooo:rsid="000e6dc0" style:font-size-asian="15pt" style:font-weight-asian="normal" style:font-size-complex="15pt" style:font-weight-complex="normal"/>
    </style:style>
    <style:style style:name="T21" style:family="text">
      <style:text-properties style:text-position="0% 100%" officeooo:rsid="000c7368"/>
    </style:style>
    <style:style style:name="T22" style:family="text">
      <style:text-properties style:text-position="0% 100%" fo:font-size="15pt" style:text-underline-style="none" fo:font-weight="normal" officeooo:rsid="000c7368" style:font-size-asian="15pt" style:font-weight-asian="normal" style:font-size-complex="15pt" style:font-weight-complex="normal"/>
    </style:style>
    <style:style style:name="T23" style:family="text">
      <style:text-properties style:text-position="0% 100%" fo:font-size="15pt" style:text-underline-style="none" fo:font-weight="normal" officeooo:rsid="000e6dc0" style:font-size-asian="15pt" style:font-weight-asian="normal" style:font-size-complex="15pt" style:font-weight-complex="normal"/>
    </style:style>
    <style:style style:name="T24" style:family="text">
      <style:text-properties style:text-position="0% 100%" fo:font-size="16pt" officeooo:rsid="000c7368" style:font-size-asian="16pt" style:font-size-complex="16pt"/>
    </style:style>
    <style:style style:name="T25" style:family="text">
      <style:text-properties style:text-position="0% 100%" fo:font-size="16pt" style:text-underline-style="none" fo:font-weight="normal" officeooo:rsid="000dc1c2" style:font-size-asian="16pt" style:font-weight-asian="normal" style:font-size-complex="16pt" style:font-weight-complex="normal"/>
    </style:style>
    <style:style style:name="T26" style:family="text">
      <style:text-properties style:text-position="0% 100%" style:text-underline-style="none" fo:font-weight="bold" officeooo:rsid="000c7368" style:font-weight-asian="bold" style:font-weight-complex="bold"/>
    </style:style>
    <style:style style:name="T27" style:family="text">
      <style:text-properties style:text-position="0% 100%" style:text-underline-style="none" fo:font-weight="normal" officeooo:rsid="00086980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0dc1c2" style:font-weight-asian="normal" style:font-weight-complex="normal"/>
    </style:style>
    <style:style style:name="T29" style:family="text">
      <style:text-properties style:text-position="0% 100%" fo:font-size="12pt" style:text-underline-style="none" fo:font-weight="normal" officeooo:rsid="000c7368" style:font-size-asian="10.5pt" style:font-weight-asian="normal" style:font-size-complex="12pt" style:font-weight-complex="normal"/>
    </style:style>
    <style:style style:name="T30" style:family="text">
      <style:text-properties style:text-position="0% 100%" fo:font-size="12pt" style:text-underline-style="none" fo:font-weight="normal" officeooo:rsid="000e6dc0" style:font-size-asian="10.5pt" style:font-weight-asian="normal" style:font-size-complex="12pt" style:font-weight-complex="normal"/>
    </style:style>
    <style:style style:name="T31" style:family="text">
      <style:text-properties style:text-position="0% 100%" fo:font-size="12pt" style:text-underline-style="none" fo:font-weight="normal" officeooo:rsid="000e6dc0" style:font-size-asian="12pt" style:font-weight-asian="normal" style:font-size-complex="12pt" style:font-weight-complex="normal"/>
    </style:style>
    <style:style style:name="T32" style:family="text">
      <style:text-properties style:text-position="0% 100%" fo:font-size="11pt" style:text-underline-style="none" fo:font-weight="normal" officeooo:rsid="000e6dc0" style:font-size-asian="11pt" style:font-weight-asian="normal" style:font-size-complex="11pt" style:font-weight-complex="normal"/>
    </style:style>
    <style:style style:name="T33" style:family="text">
      <style:text-properties fo:font-size="16pt" style:text-underline-style="none" fo:font-weight="normal" officeooo:rsid="00086980" style:font-size-asian="16pt" style:font-weight-asian="normal" style:font-size-complex="16pt" style:font-weight-complex="normal"/>
    </style:style>
    <style:style style:name="T34" style:family="text">
      <style:text-properties fo:font-size="16pt" style:text-underline-style="none" fo:font-weight="normal" officeooo:rsid="000dc1c2" style:font-size-asian="16pt" style:font-weight-asian="normal" style:font-size-complex="16pt" style:font-weight-complex="normal"/>
    </style:style>
    <style:style style:name="T35" style:family="text">
      <style:text-properties officeooo:rsid="000dc1c2"/>
    </style:style>
    <style:style style:name="T36" style:family="text">
      <style:text-properties officeooo:rsid="000e6d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DISOA Nirina Mickael</text:p>
      <text:p text:style-name="P2"><text:a xlink:type="simple" xlink:href="mailto:todisoanirinamickael@gmail.com" text:style-name="Internet_20_link" text:visited-style-name="Visited_20_Internet_20_Link">todisoanirinamickael@gmail.com</text:a></text:p>
      <text:p text:style-name="P2">+261341035973</text:p>
      <text:p text:style-name="P2">L3 MISA</text:p>
      <text:p text:style-name="P1"><text:tab/><text:tab/><text:tab/><text:tab/><text:tab/></text:p>
      <text:p text:style-name="P1"/>
      <text:p text:style-name="P3">Résolution d’un système d’<text:span text:style-name="T2">é</text:span>quation linéaire par l’algorithme de pivot de gauss</text:p>
      <text:p text:style-name="P4"/>
      <text:p text:style-name="P4"/>
      <text:p text:style-name="P5"><text:tab/><text:tab/><text:span text:style-name="T24">A</text:span><text:span text:style-name="T12">1,1</text:span><text:span text:style-name="T24">X</text:span><text:span text:style-name="T12">1</text:span><text:span text:style-name="T24">+A</text:span><text:span text:style-name="T12">1,2</text:span><text:span text:style-name="T24">X</text:span><text:span text:style-name="T12">2</text:span><text:span text:style-name="T24">+....+A</text:span><text:span text:style-name="T12">1,n</text:span><text:span text:style-name="T24">X</text:span><text:span text:style-name="T12">n</text:span><text:span text:style-name="T24">=b</text:span><text:span text:style-name="T12">1 <text:s text:c="13"/></text:span></text:p>
      <text:p text:style-name="P9"><text:span text:style-name="T9"><text:tab/><text:tab/></text:span><text:span text:style-name="T21">A</text:span><text:span text:style-name="T9">2,1</text:span><text:span text:style-name="T21">X</text:span><text:span text:style-name="T9">1</text:span><text:span text:style-name="T21">+A</text:span><text:span text:style-name="T9">2,2</text:span><text:span text:style-name="T21">X</text:span><text:span text:style-name="T9">2</text:span><text:span text:style-name="T21">+....+A</text:span><text:span text:style-name="T9">2,n</text:span><text:span text:style-name="T21">X</text:span><text:span text:style-name="T9">n</text:span><text:span text:style-name="T21">=b</text:span><text:span text:style-name="T9">2</text:span></text:p>
      <text:p text:style-name="P9"><text:span text:style-name="T9"><text:tab/><text:tab/>………………………………………………….</text:span></text:p>
      <text:p text:style-name="P10"><text:span text:style-name="T1"><text:tab/><text:tab/></text:span><text:span text:style-name="T14">………………………………………………….</text:span></text:p>
      <text:p text:style-name="P10"><text:span text:style-name="T14"><text:tab/><text:tab/></text:span><text:span text:style-name="T26">A</text:span><text:span text:style-name="T14">n,1</text:span><text:span text:style-name="T26">X</text:span><text:span text:style-name="T14">1</text:span><text:span text:style-name="T26">+A</text:span><text:span text:style-name="T14">n,2</text:span><text:span text:style-name="T26">X</text:span><text:span text:style-name="T14">2</text:span><text:span text:style-name="T26">+....+A</text:span><text:span text:style-name="T14">n,n</text:span><text:span text:style-name="T26">X</text:span><text:span text:style-name="T14">n</text:span><text:span text:style-name="T26">=b</text:span><text:span text:style-name="T14">n</text:span></text:p>
      <text:p text:style-name="P10"><text:span text:style-name="T14"><text:tab/></text:span></text:p>
      <text:p text:style-name="P10"><text:span text:style-name="T16"><text:tab/></text:span><text:span text:style-name="T22">(b</text:span><text:span text:style-name="T10">i,j</text:span><text:span text:style-name="T22">) </text:span><text:span text:style-name="T29">: second membre </text:span></text:p>
      <text:p text:style-name="P11"><text:span text:style-name="T29"><text:tab/></text:span><text:span text:style-name="T27"> </text:span><text:span text:style-name="T28">(a</text:span><text:span text:style-name="T15">i,j</text:span><text:span text:style-name="T28">)</text:span><text:span text:style-name="T27">: </text:span><text:span text:style-name="T28">matrice associé </text:span></text:p>
      <text:p text:style-name="P7"><text:span text:style-name="T3"><text:tab/>Pour r</text:span><text:span text:style-name="T4">é</text:span><text:span text:style-name="T3">soudre une telle </text:span><text:span text:style-name="T4">système de </text:span><text:span text:style-name="T5">N équation à </text:span><text:span text:style-name="T4">N inconnue on peut calculer directement la déterminant de la matrice</text:span><text:span text:style-name="T33"> </text:span><text:span text:style-name="T34">(a</text:span><text:span text:style-name="T13">i,j</text:span><text:span text:style-name="T34">)</text:span><text:span text:style-name="T33"> </text:span><text:span text:style-name="T4">1&lt;j,i&lt;n associé ,</text:span>La limite de cette méthode de résolution des systèmes linéaires de <text:bookmark text:name="MathJax-Element-1-Frame"/>équations à <text:span text:style-name="T2">N</text:span> <text:bookmark text:name="MathJax-Element-2-Frame"/>inconnues est la complexité du calcul d'un déterminant <text:span text:style-name="T2">qui vaut O((N-1)!)</text:span> . <text:span text:style-name="T2">Dès que <text:s/>N est assez grand le temps de calcul sera très long . Donc vaut mieux utiliser la méthode d</text:span><text:span text:style-name="T6">u</text:span><text:span text:style-name="T2"> </text:span><text:span text:style-name="T6">pivot de </text:span><text:span text:style-name="T2">gauss qui </text:span><text:span text:style-name="T6">nécessite </text:span><text:span text:style-name="T2"><text:s/>O((n³/</text:span><text:span text:style-name="T18">3</text:span><text:span text:style-name="T2">)) </text:span><text:span text:style-name="T6">d’opération</text:span><text:span text:style-name="T2">.</text:span></text:p>
      <text:p text:style-name="P6"><text:tab/></text:p>
      <text:p text:style-name="P6"><text:tab/><text:span text:style-name="T6">C’est une méthode pour transformer un système en un autre système équivalent qui est triangulaire et <text:s/>donc facile à résoudre .Les opérations autorisées pour transformer ce système sont:</text:span></text:p>
      <text:p text:style-name="P8"><text:tab/><text:span text:style-name="T7">On cherche à déterminer <text:s/>le pivot maximal pour chaque ligne de la matrice et on obtient l’indice de ce pivot <text:s/>puis on <text:s/>le permute avec le pivot normal,</text:span><text:span text:style-name="T36">cette étape a pour but d'améliorer la stabilité l'algorithme .</text:span><text:span text:style-name="T7"> </text:span><text:span text:style-name="T8">Après cela on procède la de méthode d’échelonnage . L</text:span><text:span text:style-name="T35">e second</text:span><text:span text:style-name="T8"> membre de l’équation sera aussi affecté par ces changements.</text:span></text:p>
      <text:p text:style-name="P8"><text:tab/><text:span text:style-name="T35">Après avoir <text:s/></text:span><text:span text:style-name="T36">réduire la matrice <text:s/></text:span><text:span text:style-name="T25">(a</text:span><text:span text:style-name="T13">i,j</text:span><text:span text:style-name="T25">) </text:span><text:span text:style-name="T30">et on le multiplie par le vecteur <text:s/></text:span><text:span text:style-name="T20">t</text:span><text:span text:style-name="T23">(x</text:span><text:span text:style-name="T11">1</text:span><text:span text:style-name="T23">,x</text:span><text:span text:style-name="T11">2</text:span><text:span text:style-name="T23">,..,x</text:span><text:span text:style-name="T11">n</text:span><text:span text:style-name="T23">) </text:span><text:span text:style-name="T30"><text:s/>et égalisons par le vecteur </text:span><text:span text:style-name="T20">t</text:span><text:span text:style-name="T23">(b</text:span><text:span text:style-name="T11">1</text:span><text:span text:style-name="T23">,b</text:span><text:span text:style-name="T11">2</text:span><text:span text:style-name="T23">,..,b</text:span><text:span text:style-name="T11">n</text:span><text:span text:style-name="T23">) </text:span><text:span text:style-name="T31">modifi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9:18:36.472741484</meta:creation-date>
    <dc:date>2022-08-03T10:49:30.608049014</dc:date>
    <meta:editing-duration>PT18S</meta:editing-duration>
    <meta:editing-cycles>1</meta:editing-cycles>
    <meta:document-statistic meta:table-count="0" meta:image-count="0" meta:object-count="0" meta:page-count="1" meta:paragraph-count="19" meta:word-count="215" meta:character-count="1474" meta:non-whitespace-character-count="1227"/>
    <meta:generator>LibreOffice/6.4.7.2$Linux_X86_64 LibreOffice_project/40$Build-2</meta:generator>
  </office:meta>
</office:document-meta>
</file>